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013cm" fo:margin-left="0cm" fo:margin-right="-0.012cm" table:align="margins"/>
    </style:style>
    <style:style style:name="Tableau1.A" style:family="table-column">
      <style:table-column-properties style:column-width="4.249cm" style:rel-column-width="16368*"/>
    </style:style>
    <style:style style:name="Tableau1.B" style:family="table-column">
      <style:table-column-properties style:column-width="3.794cm" style:rel-column-width="14615*"/>
    </style:style>
    <style:style style:name="Tableau1.C" style:family="table-column">
      <style:table-column-properties style:column-width="3.995cm" style:rel-column-width="15390*"/>
    </style:style>
    <style:style style:name="Tableau1.D" style:family="table-column">
      <style:table-column-properties style:column-width="4.974cm" style:rel-column-width="19162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D1" style:family="table-cell">
      <style:table-cell-properties fo:padding="0.097cm" fo:border="0.002cm solid #000000"/>
    </style:style>
    <style:style style:name="Tableau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au1.C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D7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<text:s/>TABLEAU D 'AMORTISSEMENT LINEAIRE</text:p>
      <text:p text:style-name="Standard"/>
      <text:p text:style-name="Standard">La société Stratéquip a fait l'acquisition d'une machine à cercler le 25/2/2020</text:p>
      <text:p text:style-name="Standard">Mise en service le 20 avril , durée d'utilisation prévue 5 ans .Valeur d'achat 100 000 € </text:p>
      <text:p text:style-name="Standard"/>
      <text:p text:style-name="Standard">Etablissez le tableau <text:s/>d'amortissement linéaire </text:p>
      <text:p text:style-name="Standard"/>
      <text:p text:style-name="Standard"/>
      <text:p text:style-name="Standard"><text:s text:c="16"/>-------------------------------------------------------------------------------</text:p>
      <text:p text:style-name="Standard"/>
      <text:p text:style-name="Standard">Taux d'amortissement 100/ 5 = 20 % ( 100/n %)</text:p>
      <text:p text:style-name="Standard">1ere annuité : 100 000 x 20 % x (11 jours/360) + ( 8 moisx30 ) = 611,11 € ( on retiendra 611 €)</text:p>
      <text:p text:style-name="Standard">( un mois en commercial et finance est de 30 j , donc 20 avril au 30 = 11 j , on compte le 20 av )</text:p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Table_20_Contents">Année</text:p>
          </table:table-cell>
          <table:table-cell table:style-name="Tableau1.A1" office:value-type="string">
            <text:p text:style-name="Table_20_Contents">Base d'amortissement</text:p>
          </table:table-cell>
          <table:table-cell table:style-name="Tableau1.A1" office:value-type="string">
            <text:p text:style-name="Table_20_Contents"><text:s/>Annuité <text:s/>d'amortissement</text:p>
          </table:table-cell>
          <table:table-cell table:style-name="Tableau1.D1" office:value-type="string">
            <text:p text:style-name="Table_20_Contents">Valeur nette comptable </text:p>
          </table:table-cell>
        </table:table-row>
        <table:table-row>
          <table:table-cell table:style-name="Tableau1.A2" office:value-type="float" office:value="2020">
            <text:p text:style-name="Table_20_Contents">2020</text:p>
          </table:table-cell>
          <table:table-cell table:style-name="Tableau1.A2" office:value-type="float" office:value="100000">
            <text:p text:style-name="Table_20_Contents">100000</text:p>
          </table:table-cell>
          <table:table-cell table:style-name="Tableau1.C2" office:value-type="string">
            <text:p text:style-name="Table_20_Contents">13944 ( 100 000x 20%x251/360 j)</text:p>
          </table:table-cell>
          <table:table-cell table:style-name="Tableau1.D2" office:value-type="string">
            <text:p text:style-name="Table_20_Contents">100 000 – 13944=86 056</text:p>
          </table:table-cell>
        </table:table-row>
        <table:table-row>
          <table:table-cell table:style-name="Tableau1.A2" office:value-type="float" office:value="2021">
            <text:p text:style-name="Table_20_Contents">2021</text:p>
          </table:table-cell>
          <table:table-cell table:style-name="Tableau1.A2" office:value-type="float" office:value="100000">
            <text:p text:style-name="Table_20_Contents">100000</text:p>
          </table:table-cell>
          <table:table-cell table:style-name="Tableau1.C2" office:value-type="string">
            <text:p text:style-name="Table_20_Contents">20000 ( 100 000 x 20%)</text:p>
          </table:table-cell>
          <table:table-cell table:style-name="Tableau1.D2" office:value-type="string">
            <text:p text:style-name="Table_20_Contents">86 056 – 20 000 = 66 056</text:p>
          </table:table-cell>
        </table:table-row>
        <table:table-row>
          <table:table-cell table:style-name="Tableau1.A2" office:value-type="float" office:value="2022">
            <text:p text:style-name="Table_20_Contents">2022</text:p>
          </table:table-cell>
          <table:table-cell table:style-name="Tableau1.A2" office:value-type="float" office:value="100000">
            <text:p text:style-name="Table_20_Contents">100000</text:p>
          </table:table-cell>
          <table:table-cell table:style-name="Tableau1.A2" office:value-type="float" office:value="20000">
            <text:p text:style-name="Table_20_Contents">20000</text:p>
          </table:table-cell>
          <table:table-cell table:style-name="Tableau1.D2" office:value-type="string">
            <text:p text:style-name="Table_20_Contents">66 056 – 20 000 = 46 056</text:p>
          </table:table-cell>
        </table:table-row>
        <table:table-row>
          <table:table-cell table:style-name="Tableau1.A2" office:value-type="float" office:value="2023">
            <text:p text:style-name="Table_20_Contents">2023</text:p>
          </table:table-cell>
          <table:table-cell table:style-name="Tableau1.A2" office:value-type="float" office:value="100000">
            <text:p text:style-name="Table_20_Contents">100000</text:p>
          </table:table-cell>
          <table:table-cell table:style-name="Tableau1.A2" office:value-type="float" office:value="20000">
            <text:p text:style-name="Table_20_Contents">20000</text:p>
          </table:table-cell>
          <table:table-cell table:style-name="Tableau1.D2" office:value-type="string">
            <text:p text:style-name="Table_20_Contents">46 056 – 20 000 = 26 056</text:p>
          </table:table-cell>
        </table:table-row>
        <table:table-row>
          <table:table-cell table:style-name="Tableau1.A2" office:value-type="float" office:value="2024">
            <text:p text:style-name="Table_20_Contents">2024</text:p>
          </table:table-cell>
          <table:table-cell table:style-name="Tableau1.A2" office:value-type="float" office:value="100000">
            <text:p text:style-name="Table_20_Contents">100000</text:p>
          </table:table-cell>
          <table:table-cell table:style-name="Tableau1.A2" office:value-type="float" office:value="20000">
            <text:p text:style-name="Table_20_Contents">20000</text:p>
          </table:table-cell>
          <table:table-cell table:style-name="Tableau1.D2" office:value-type="string">
            <text:p text:style-name="Table_20_Contents">26 056 – 20 000 = 6 056</text:p>
          </table:table-cell>
        </table:table-row>
        <table:table-row>
          <table:table-cell table:style-name="Tableau1.A2" office:value-type="float" office:value="2025">
            <text:p text:style-name="Table_20_Contents">2025</text:p>
          </table:table-cell>
          <table:table-cell table:style-name="Tableau1.A2" office:value-type="float" office:value="100000">
            <text:p text:style-name="Table_20_Contents">100000</text:p>
          </table:table-cell>
          <table:table-cell table:style-name="Tableau1.C2" office:value-type="string">
            <text:p text:style-name="Table_20_Contents">20000- 13 944 = </text:p>
            <text:p text:style-name="Table_20_Contents">6 056</text:p>
          </table:table-cell>
          <table:table-cell table:style-name="Tableau1.D7" office:value-type="float" office:value="0">
            <text:p text:style-name="Table_20_Contents">0</text:p>
          </table:table-cell>
        </table:table-row>
      </table:table>
      <text:p text:style-name="Standard"/>
      <text:p text:style-name="Standard"/>
      <text:p text:style-name="Standard">L annuite est le montant de l'amortissement de l 'année</text:p>
      <text:p text:style-name="Standard">La valeur nette comptable ( VNC ) est la valeur théorique en fin d'annéee , elle est égale à : VNC annee précédente- annuité 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RTINE DESCARPENTRIES</meta:initial-creator>
    <meta:creation-date>2020-03-30T11:07:29.56</meta:creation-date>
    <dc:date>2020-11-16T10:42:36.55</dc:date>
    <dc:creator>Martine  Descarpentries</dc:creator>
    <meta:editing-duration>PT25M17S</meta:editing-duration>
    <meta:editing-cycles>2</meta:editing-cycles>
    <meta:generator>OpenOffice/4.1.2$Win32 OpenOffice.org_project/412m3$Build-9782</meta:generator>
    <meta:document-statistic meta:table-count="1" meta:image-count="0" meta:object-count="0" meta:page-count="1" meta:paragraph-count="39" meta:word-count="214" meta:character-count="1112"/>
  </office:meta>
</office:document-meta>
</file>